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ll Example 1: Building a To-Do List Application</text:h>
      <text:h text:style-name="Heading_20_2" text:outline-level="2">Problem Statement:</text:h>
      <text:p text:style-name="Text_20_body">Imagine you are tasked with building a simple to-do list application. The application should allow users to add tasks, view the list of tasks, mark tasks as complete, and delete tasks.</text:p>
      <text:h text:style-name="Heading_20_2" text:outline-level="2">Applying Problem Decomposition:</text:h>
      <text:list xml:id="list2550668592" text:style-name="L1">
        <text:list-item>
          <text:p text:style-name="P1">Define the Overall Goal:</text:p>
          <text:list>
            <text:list-item>
              <text:p text:style-name="P1">The main objective is to create a functional to-do list application that manages tasks effectively.</text:p>
            </text:list-item>
          </text:list>
        </text:list-item>
        <text:list-item>
          <text:p text:style-name="P1">Top-Down Approach:</text:p>
          <text:list>
            <text:list-item>
              <text:p text:style-name="P1">Step 1: Identify Major FunctionsStart by identifying the core functions the application must perform. In this case:</text:p>
              <text:list>
                <text:list-item>
                  <text:p text:style-name="P1">Task Management (Add, View, Mark, Delete tasks)</text:p>
                </text:list-item>
                <text:list-item>
                  <text:p text:style-name="P1">User Interaction (Interface for users to interact with tasks)</text:p>
                </text:list-item>
              </text:list>
            </text:list-item>
            <text:list-item>
              <text:p text:style-name="P1">Step 2: Break Down Major FunctionsDecompose these major functions into more specific tasks or operations:</text:p>
              <text:list>
                <text:list-item>
                  <text:p text:style-name="P1">Task Management:</text:p>
                  <text:list>
                    <text:list-item>
                      <text:p text:style-name="P1">Add Task: Provide functionality to add new tasks to the list.</text:p>
                    </text:list-item>
                    <text:list-item>
                      <text:p text:style-name="P1">View Tasks: Display a list of all current tasks.</text:p>
                    </text:list-item>
                    <text:list-item>
                      <text:p text:style-name="P1">Mark Task as Complete: Allow users to mark tasks as completed.</text:p>
                    </text:list-item>
                    <text:list-item>
                      <text:p text:style-name="P1">Delete Task: Enable users to remove tasks from the list.</text:p>
                    </text:list-item>
                  </text:list>
                </text:list-item>
                <text:list-item>
                  <text:p text:style-name="P1">User Interaction:</text:p>
                  <text:list>
                    <text:list-item>
                      <text:p text:style-name="P1">User Interface (UI): Create an intuitive UI that includes buttons or options for adding, viewing, marking, and deleting task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Modularization:</text:p>
          <text:list>
            <text:list-item>
              <text:p text:style-name="P1">Each core function can be developed as a separate module:</text:p>
              <text:list>
                <text:list-item>
                  <text:p text:style-name="P1"><text:soft-page-break/>Add Task Module: Handles task creation.</text:p>
                </text:list-item>
                <text:list-item>
                  <text:p text:style-name="P1">View Tasks Module: Manages displaying tasks.</text:p>
                </text:list-item>
                <text:list-item>
                  <text:p text:style-name="P1">Mark Task Module: Provides functionality to mark tasks as completed.</text:p>
                </text:list-item>
                <text:list-item>
                  <text:p text:style-name="P1">Delete Task Module: Manages the removal of tasks.</text:p>
                </text:list-item>
                <text:list-item>
                  <text:p text:style-name="P1">Tasks Storage Module: A central hub to store and retrieve tasks data</text:p>
                </text:list-item>
              </text:list>
            </text:list-item>
          </text:list>
        </text:list-item>
      </text:list>
      <text:list xml:id="list1510860924" text:style-name="L2">
        <text:list-item>
          <text:p text:style-name="P2">These modules can then be integrated into the main application. This modular approach ensures that each part of the application is focused on a specific task, making development and debugging easier.</text:p>
        </text:list-item>
      </text:list>
      <text:h text:style-name="Heading_20_2" text:outline-level="2">Step-by-Step Explanation:</text:h>
      <text:list xml:id="list106272215" text:style-name="L3">
        <text:list-item>
          <text:p text:style-name="P3">Start with the broad goal: Understand that the application is meant to manage tasks. Break down what "managing tasks" involves.</text:p>
        </text:list-item>
        <text:list-item>
          <text:p text:style-name="P3">Identify main features: Use the top-down approach to first identify what key features are required (adding, viewing, marking, and deleting tasks).</text:p>
        </text:list-item>
        <text:list-item>
          <text:p text:style-name="P3">Break features into smaller tasks: Each feature is broken down into smaller tasks that can be handled individually.</text:p>
        </text:list-item>
        <text:list-item>
          <text:p text:style-name="P3">Modularize each task: Treat each small task as a module. Develop and test these modules independently to ensure functionality before integrating them into the larger system.</text:p>
        </text:list-item>
      </text:list>
      <text:h text:style-name="Heading_20_2" text:outline-level="2">Review and Reflection:</text:h>
      <text:list xml:id="list2265799031" text:style-name="L4">
        <text:list-item>
          <text:p text:style-name="P4">By decomposing the problem using a top-down approach, we make it manageable. Modularization allows independent development and testing of features, ensuring a systematic and organized approach to building the application.</text:p>
        </text:list-item>
      </text:list>
      <text:h text:style-name="Heading_20_1" text:outline-level="1">Full Example 2: Developing a Basic E-Commerce Website</text:h>
      <text:p text:style-name="Text_20_body">Problem Statement:</text:p>
      <text:p text:style-name="Text_20_body">You are assigned to develop a basic e-commerce website. The website should include features like browsing products, adding products to a cart, checking out, and processing payments.</text:p>
      <text:h text:style-name="Heading_20_2" text:outline-level="2"><text:soft-page-break/>Applying Problem Decomposition:</text:h>
      <text:list xml:id="list1552725652" text:style-name="L5">
        <text:list-item>
          <text:p text:style-name="P5">Define the Overall Goal:</text:p>
          <text:list>
            <text:list-item>
              <text:p text:style-name="P5">Create a fully functional e-commerce website to facilitate online shopping.</text:p>
            </text:list-item>
          </text:list>
        </text:list-item>
        <text:list-item>
          <text:p text:style-name="P5">Top-Down Approach:</text:p>
          <text:list>
            <text:list-item>
              <text:p text:style-name="P5">Step 1: Identify Major ComponentsDetermine the main sections of the website:</text:p>
              <text:list>
                <text:list-item>
                  <text:p text:style-name="P5">Product Catalog: Display and manage products.</text:p>
                </text:list-item>
                <text:list-item>
                  <text:p text:style-name="P5">Shopping Cart: Manage items that users want to purchase.</text:p>
                </text:list-item>
                <text:list-item>
                  <text:p text:style-name="P5">Checkout Process: Handle the process of finalizing purchases.</text:p>
                </text:list-item>
                <text:list-item>
                  <text:p text:style-name="P5">Payment Processing: Securely handle transactions.</text:p>
                </text:list-item>
              </text:list>
            </text:list-item>
            <text:list-item>
              <text:p text:style-name="P5">Step 2: Break Down ComponentsFurther decompose each component into specific tasks:</text:p>
              <text:list>
                <text:list-item>
                  <text:p text:style-name="P5">Product Catalog:</text:p>
                  <text:list>
                    <text:list-item>
                      <text:p text:style-name="P5">Display products with images and details.</text:p>
                    </text:list-item>
                    <text:list-item>
                      <text:p text:style-name="P5">Search and filter options for finding specific products.</text:p>
                    </text:list-item>
                  </text:list>
                </text:list-item>
                <text:list-item>
                  <text:p text:style-name="P5">Shopping Cart:</text:p>
                  <text:list>
                    <text:list-item>
                      <text:p text:style-name="P5">Add items to the cart.</text:p>
                    </text:list-item>
                    <text:list-item>
                      <text:p text:style-name="P5">Update quantities or remove items.</text:p>
                    </text:list-item>
                    <text:list-item>
                      <text:p text:style-name="P5">Display cart total.</text:p>
                    </text:list-item>
                  </text:list>
                </text:list-item>
                <text:list-item>
                  <text:p text:style-name="P5">Checkout Process:</text:p>
                  <text:list>
                    <text:list-item>
                      <text:p text:style-name="P5">Collect user shipping information.</text:p>
                    </text:list-item>
                    <text:list-item>
                      <text:p text:style-name="P5">Confirm order details.</text:p>
                    </text:list-item>
                  </text:list>
                </text:list-item>
                <text:list-item>
                  <text:p text:style-name="P5">Payment Processing:</text:p>
                  <text:list>
                    <text:list-item>
                      <text:p text:style-name="P5">Integrate with a payment gateway.</text:p>
                    </text:list-item>
                    <text:list-item>
                      <text:p text:style-name="P5">Securely process payments.</text:p>
                    </text:list-item>
                    <text:list-item>
                      <text:p text:style-name="P5">Send order confirmation to user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oft-page-break/>Modularization:</text:p>
          <text:list>
            <text:list-item>
              <text:p text:style-name="P5">Create separate modules for each major component:</text:p>
              <text:list>
                <text:list-item>
                  <text:p text:style-name="P5">Product Catalog Module: Manages all product-related features.</text:p>
                </text:list-item>
                <text:list-item>
                  <text:p text:style-name="P5">Shopping Cart Module: Handles the cart's functionalities.</text:p>
                </text:list-item>
                <text:list-item>
                  <text:p text:style-name="P5">Checkout Module: Manages user details and order confirmation.</text:p>
                </text:list-item>
                <text:list-item>
                  <text:p text:style-name="P5">Payment Module: Ensures secure transactions.</text:p>
                </text:list-item>
              </text:list>
            </text:list-item>
            <text:list-item>
              <text:p text:style-name="P5">Modular development allows different team members to work on individual components simultaneously, improving efficiency.</text:p>
            </text:list-item>
          </text:list>
        </text:list-item>
      </text:list>
      <text:h text:style-name="Heading_20_2" text:outline-level="2">Step-by-Step Explanation:</text:h>
      <text:list xml:id="list1555236240" text:style-name="L6">
        <text:list-item>
          <text:p text:style-name="P6">Start with the broad goal: The website should facilitate online shopping. Break down what features this entails.</text:p>
        </text:list-item>
        <text:list-item>
          <text:p text:style-name="P6">Identify main components: Using the top-down approach, define the main components required for an e-commerce website (Product Catalog, Shopping Cart, Checkout, Payment).</text:p>
        </text:list-item>
        <text:list-item>
          <text:p text:style-name="P6">Break down components into tasks: Each main component is broken down into smaller, manageable tasks that contribute to the overall functionality.</text:p>
        </text:list-item>
        <text:list-item>
          <text:p text:style-name="P6">Modularize each component: Develop each component as a separate module. This allows for better management, testing, and scalability.</text:p>
        </text:list-item>
      </text:list>
      <text:h text:style-name="Heading_20_2" text:outline-level="2">Review and Reflection:</text:h>
      <text:list xml:id="list2090011413" text:style-name="L7">
        <text:list-item>
          <text:p text:style-name="P7">Using problem decomposition, we identify all necessary features and tasks, ensuring nothing is overlooked. Modularization supports parallel development, efficient testing, and easy future updat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10T07:38:01.995000000</dc:date>
    <meta:editing-duration>PT19S</meta:editing-duration>
    <meta:editing-cycles>1</meta:editing-cycles>
    <meta:document-statistic meta:table-count="0" meta:image-count="0" meta:object-count="0" meta:page-count="4" meta:paragraph-count="74" meta:word-count="760" meta:character-count="4936" meta:non-whitespace-character-count="4312"/>
    <meta:generator>LibreOffice/7.3.4.2$Windows_X86_64 LibreOffice_project/728fec16bd5f605073805c3c9e7c4212a0120dc5</meta:generator>
  </office:meta>
</office:document-meta>
</file>